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0d2" officeooo:paragraph-rsid="00133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gfgf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1:25:46.495358447</meta:creation-date>
    <dc:date>2022-01-19T11:26:11.991716032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